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998in"/>
    </style:style>
    <style:style style:name="co3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2.578in"/>
    </style:style>
    <style:style style:name="co6" style:family="table-column">
      <style:table-column-properties fo:break-before="auto" style:column-width="1.6693in"/>
    </style:style>
    <style:style style:name="co7" style:family="table-column">
      <style:table-column-properties fo:break-before="auto" style:column-width="1.1327in"/>
    </style:style>
    <style:style style:name="co8" style:family="table-column">
      <style:table-column-properties fo:break-before="auto" style:column-width="1.739in"/>
    </style:style>
    <style:style style:name="co9" style:family="table-column">
      <style:table-column-properties fo:break-before="auto" style:column-width="1.3236in"/>
    </style:style>
    <style:style style:name="co10" style:family="table-column">
      <style:table-column-properties fo:break-before="auto" style:column-width="1.228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jira:ticket</text:p>
          </table:table-cell>
          <table:table-cell office:value-type="string">
            <text:p>core:name</text:p>
          </table:table-cell>
          <table:table-cell office:value-type="string">
            <text:p>jira:status</text:p>
          </table:table-cell>
          <table:table-cell office:value-type="string">
            <text:p>jira:storypoints</text:p>
          </table:table-cell>
          <table:table-cell office:value-type="string">
            <text:p>jira:depends-on</text:p>
          </table:table-cell>
          <table:table-cell office:value-type="string">
            <text:p>jira:team</text:p>
          </table:table-cell>
          <table:table-cell office:value-type="string">
            <text:p>jira:ticket-type</text:p>
          </table:table-cell>
          <table:table-cell office:value-type="string">
            <text:p>jira:feature</text:p>
          </table:table-cell>
          <table:table-cell office:value-type="string">
            <text:p>jira:sprint</text:p>
          </table:table-cell>
          <table:table-cell office:value-type="string">
            <text:p>jira:release</text:p>
          </table:table-cell>
        </table:table-row>
        <table:table-row table:style-name="ro1">
          <table:table-cell office:value-type="string">
            <text:p>TQC-10348</text:p>
          </table:table-cell>
          <table:table-cell office:value-type="string">
            <text:p>Add flux field parameters</text:p>
          </table:table-cell>
          <table:table-cell office:value-type="string">
            <text:p>closed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49</text:p>
          </table:table-cell>
          <table:table-cell office:value-type="string">
            <text:p>Flux calculation</text:p>
          </table:table-cell>
          <table:table-cell office:value-type="string">
            <text:p>in validation</text:p>
          </table:table-cell>
          <table:table-cell office:value-type="float" office:value="20">
            <text:p>20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0</text:p>
          </table:table-cell>
          <table:table-cell office:value-type="string">
            <text:p>Add Flux to UI</text:p>
          </table:table-cell>
          <table:table-cell office:value-type="string">
            <text:p>in progress</text:p>
          </table:table-cell>
          <table:table-cell office:value-type="float" office:value="10">
            <text:p>10</text:p>
          </table:table-cell>
          <table:table-cell office:value-type="string">
            <text:p>TQC-10348+TQC-10351+TQC-10352+TQC-10353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1</text:p>
          </table:table-cell>
          <table:table-cell office:value-type="string">
            <text:p>Flux support</text:p>
          </table:table-cell>
          <table:table-cell office:value-type="string">
            <text:p>in code review</text:p>
          </table:table-cell>
          <table:table-cell office:value-type="float" office:value="8">
            <text:p>8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2</text:p>
          </table:table-cell>
          <table:table-cell office:value-type="string">
            <text:p>Flux analytics</text:p>
          </table:table-cell>
          <table:table-cell office:value-type="string">
            <text:p>in progress</text:p>
          </table:table-cell>
          <table:table-cell office:value-type="float" office:value="14">
            <text:p>14</text:p>
          </table:table-cell>
          <table:table-cell office:value-type="string">
            <text:p>TQC-10348+TQC-10350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3</text:p>
          </table:table-cell>
          <table:table-cell office:value-type="string">
            <text:p>Flux workflow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54</text:p>
          </table:table-cell>
          <table:table-cell office:value-type="string">
            <text:p>Full fluxination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48+TQC-1034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1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55</text:p>
          </table:table-cell>
          <table:table-cell office:value-type="string">
            <text:p>Hubble data schema</text:p>
          </table:table-cell>
          <table:table-cell office:value-type="string">
            <text:p>close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6</text:p>
          </table:table-cell>
          <table:table-cell office:value-type="string">
            <text:p>Constellation influence</text:p>
          </table:table-cell>
          <table:table-cell office:value-type="string">
            <text:p>in validation</text:p>
          </table:table-cell>
          <table:table-cell office:value-type="float" office:value="8">
            <text:p>8</text:p>
          </table:table-cell>
          <table:table-cell office:value-type="string">
            <text:p>TQC-10355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7</text:p>
          </table:table-cell>
          <table:table-cell office:value-type="string">
            <text:p>Hubble import connector</text:p>
          </table:table-cell>
          <table:table-cell office:value-type="string">
            <text:p>in validation</text:p>
          </table:table-cell>
          <table:table-cell office:value-type="float" office:value="4">
            <text:p>4</text:p>
          </table:table-cell>
          <table:table-cell office:value-type="string">
            <text:p>TQC-10355</text:p>
          </table:table-cell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8</text:p>
          </table:table-cell>
          <table:table-cell office:value-type="string">
            <text:p>Hubble connectivity</text:p>
          </table:table-cell>
          <table:table-cell office:value-type="string">
            <text:p>in code review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9</text:p>
          </table:table-cell>
          <table:table-cell office:value-type="string">
            <text:p>Astrology module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 office:value-type="string">
            <text:p>TQC-10357+TQC-10358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12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0</text:p>
          </table:table-cell>
          <table:table-cell office:value-type="string">
            <text:p>Quantum bit storage</text:p>
          </table:table-cell>
          <table:table-cell office:value-type="string">
            <text:p>closed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6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1</text:p>
          </table:table-cell>
          <table:table-cell office:value-type="string">
            <text:p>Oscillation simulation</text:p>
          </table:table-cell>
          <table:table-cell office:value-type="string">
            <text:p>blocked</text:p>
          </table:table-cell>
          <table:table-cell office:value-type="float" office:value="10">
            <text:p>10</text:p>
          </table:table-cell>
          <table:table-cell office:value-type="string">
            <text:p>TQC-10365+TQC-1036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2</text:p>
          </table:table-cell>
          <table:table-cell office:value-type="string">
            <text:p>Blur mode for UI</text:p>
          </table:table-cell>
          <table:table-cell office:value-type="string">
            <text:p>in progres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3</text:p>
          </table:table-cell>
          <table:table-cell office:value-type="string">
            <text:p>Nondeterministic load distribution</text:p>
          </table:table-cell>
          <table:table-cell office:value-type="string">
            <text:p>in progress</text:p>
          </table:table-cell>
          <table:table-cell office:value-type="float" office:value="6">
            <text:p>6</text:p>
          </table:table-cell>
          <table:table-cell office:value-type="string">
            <text:p>TQC-10351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4</text:p>
          </table:table-cell>
          <table:table-cell office:value-type="string">
            <text:p>Add probability functions</text:p>
          </table:table-cell>
          <table:table-cell office:value-type="string">
            <text:p>in code review</text:p>
          </table:table-cell>
          <table:table-cell office:value-type="float" office:value="10">
            <text:p>10</text:p>
          </table:table-cell>
          <table:table-cell office:value-type="string">
            <text:p>TQC-10360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5</text:p>
          </table:table-cell>
          <table:table-cell office:value-type="string">
            <text:p>Extract probabilitie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60+TQC-1035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6</text:p>
          </table:table-cell>
          <table:table-cell office:value-type="string">
            <text:p>Add tweet buttons</text:p>
          </table:table-cell>
          <table:table-cell office:value-type="string">
            <text:p>op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7</text:p>
          </table:table-cell>
          <table:table-cell office:value-type="string">
            <text:p>Tweet overview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8</text:p>
          </table:table-cell>
          <table:table-cell office:value-type="string">
            <text:p>Tweet approval workflow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1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9</text:p>
          </table:table-cell>
          <table:table-cell office:value-type="string">
            <text:p>Tweet deletion workflow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1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0</text:p>
          </table:table-cell>
          <table:table-cell office:value-type="string">
            <text:p>Twitter connectivity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1</text:p>
          </table:table-cell>
          <table:table-cell office:value-type="string">
            <text:p>NLP framework evaluation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nalytics</text:p>
          </table:table-cell>
          <table:table-cell office:value-type="string">
            <text:p>Spike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2</text:p>
          </table:table-cell>
          <table:table-cell office:value-type="string">
            <text:p>NLP queries</text:p>
          </table:table-cell>
          <table:table-cell office:value-type="string">
            <text:p>open</text:p>
          </table:table-cell>
          <table:table-cell office:value-type="float" office:value="16">
            <text:p>16</text:p>
          </table:table-cell>
          <table:table-cell office:value-type="string">
            <text:p>TQC-10371+TQC-10373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3</text:p>
          </table:table-cell>
          <table:table-cell office:value-type="string">
            <text:p>Entity catalo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4</text:p>
          </table:table-cell>
          <table:table-cell office:value-type="string">
            <text:p>Redesign Analytic Layout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5</text:p>
          </table:table-cell>
          <table:table-cell office:value-type="string">
            <text:p>Chat Column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6</text:p>
          </table:table-cell>
          <table:table-cell office:value-type="string">
            <text:p>Embed visualizations in chat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 office:value-type="string">
            <text:p>TQC-10375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7</text:p>
          </table:table-cell>
          <table:table-cell office:value-type="string">
            <text:p>Add spin fields to schema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8</text:p>
          </table:table-cell>
          <table:table-cell office:value-type="string">
            <text:p>Spin approximation algorithm</text:p>
          </table:table-cell>
          <table:table-cell office:value-type="string">
            <text:p>open</text:p>
          </table:table-cell>
          <table:table-cell office:value-type="float" office:value="18">
            <text:p>18</text:p>
          </table:table-cell>
          <table:table-cell office:value-type="string">
            <text:p>TQC-1035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9</text:p>
          </table:table-cell>
          <table:table-cell office:value-type="string">
            <text:p>Embed spin in flux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78+TQC-10348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0</text:p>
          </table:table-cell>
          <table:table-cell office:value-type="string">
            <text:p>Embed spin in analytic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78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1</text:p>
          </table:table-cell>
          <table:table-cell office:value-type="string">
            <text:p>Design spin viz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2</text:p>
          </table:table-cell>
          <table:table-cell office:value-type="string">
            <text:p>Implement spin viz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81+TQC-10380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3</text:p>
          </table:table-cell>
          <table:table-cell office:value-type="string">
            <text:p>Location service sel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pike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4</text:p>
          </table:table-cell>
          <table:table-cell office:value-type="string">
            <text:p>Location service connectivity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 office:value-type="string">
            <text:p>TQC-10383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5</text:p>
          </table:table-cell>
          <table:table-cell office:value-type="string">
            <text:p>Location-sensitive model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8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6</text:p>
          </table:table-cell>
          <table:table-cell office:value-type="string">
            <text:p>Geospatial result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85+TQC-1038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7</text:p>
          </table:table-cell>
          <table:table-cell office:value-type="string">
            <text:p>Location in UI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86+TQC-10384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8</text:p>
          </table:table-cell>
          <table:table-cell office:value-type="string">
            <text:p>Set up AWS clusters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89</text:p>
          </table:table-cell>
          <table:table-cell office:value-type="string">
            <text:p>Deployment script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0</text:p>
          </table:table-cell>
          <table:table-cell office:value-type="string">
            <text:p>Mesos enabling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88+TQC-1038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1</text:p>
          </table:table-cell>
          <table:table-cell office:value-type="string">
            <text:p>Calculation Partitioning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9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2</text:p>
          </table:table-cell>
          <table:table-cell office:value-type="string">
            <text:p>Result shufflin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9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3</text:p>
          </table:table-cell>
          <table:table-cell office:value-type="string">
            <text:p>API Authentication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4</text:p>
          </table:table-cell>
          <table:table-cell office:value-type="string">
            <text:p>Master Data API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5</text:p>
          </table:table-cell>
          <table:table-cell office:value-type="string">
            <text:p>Simulation API</text:p>
          </table:table-cell>
          <table:table-cell office:value-type="string">
            <text:p>open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6</text:p>
          </table:table-cell>
          <table:table-cell office:value-type="string">
            <text:p>Workflow API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7</text:p>
          </table:table-cell>
          <table:table-cell office:value-type="string">
            <text:p>API Usage Monitorin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8</text:p>
          </table:table-cell>
          <table:table-cell office:value-type="string">
            <text:p>Workbook API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9</text:p>
          </table:table-cell>
          <table:table-cell office:value-type="string">
            <text:p>Result Cache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0</text:p>
          </table:table-cell>
          <table:table-cell office:value-type="string">
            <text:p>Sticky Session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1</text:p>
          </table:table-cell>
          <table:table-cell office:value-type="string">
            <text:p>Context Model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2</text:p>
          </table:table-cell>
          <table:table-cell office:value-type="string">
            <text:p>Cache Invalidation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99</text:p>
          </table:table-cell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3</text:p>
          </table:table-cell>
          <table:table-cell office:value-type="string">
            <text:p>Data Merge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 office:value-type="string">
            <text:p>TQC-10401+TQC-10399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4</text:p>
          </table:table-cell>
          <table:table-cell office:value-type="string">
            <text:p>Full reload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 office:value-type="string">
            <text:p>TQC-10403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5</text:p>
          </table:table-cell>
          <table:table-cell office:value-type="string">
            <text:p>3D environment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6</text:p>
          </table:table-cell>
          <table:table-cell office:value-type="string">
            <text:p>3D charts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7</text:p>
          </table:table-cell>
          <table:table-cell office:value-type="string">
            <text:p>VR interaction module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8</text:p>
          </table:table-cell>
          <table:table-cell office:value-type="string">
            <text:p>Voice control</text:p>
          </table:table-cell>
          <table:table-cell office:value-type="string">
            <text:p>open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9</text:p>
          </table:table-cell>
          <table:table-cell office:value-type="string">
            <text:p>Subsecond querie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403+TQC-10392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0</text:p>
          </table:table-cell>
          <table:table-cell office:value-type="string">
            <text:p>VR flux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52+TQC-10407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1</text:p>
          </table:table-cell>
          <table:table-cell office:value-type="string">
            <text:p>Datastore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2</text:p>
          </table:table-cell>
          <table:table-cell office:value-type="string">
            <text:p>Simulation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3</text:p>
          </table:table-cell>
          <table:table-cell office:value-type="string">
            <text:p>Analytics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4</text:p>
          </table:table-cell>
          <table:table-cell office:value-type="string">
            <text:p>Workflow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5</text:p>
          </table:table-cell>
          <table:table-cell office:value-type="string">
            <text:p>Provide Introspection Port</text:p>
          </table:table-cell>
          <table:table-cell office:value-type="string">
            <text:p>op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6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17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18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19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20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21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1">
          <table:table-cell office:value-type="string">
            <text:p>TQC-10422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3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4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5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6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7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8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9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30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31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2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3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4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5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6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7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8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39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0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1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2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3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2">
          <table:table-cell office:value-type="string">
            <text:p>TQC-10444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5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6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7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8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9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50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51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2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3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4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5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6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7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1">
          <table:table-cell office:value-type="string">
            <text:p>TQC-10458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59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0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1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2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3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4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2">
          <table:table-cell office:value-type="string">
            <text:p>TQC-10465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66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67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68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69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70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71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1">
          <table:table-cell office:value-type="string">
            <text:p>TQC-10472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3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4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5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6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7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8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9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80</text:p>
          </table:table-cell>
          <table:table-cell table:number-columns-repeated="9"/>
        </table:table-row>
        <table:table-row table:style-name="ro2">
          <table:table-cell office:value-type="string">
            <text:p>TQC-10481</text:p>
          </table:table-cell>
          <table:table-cell table:number-columns-repeated="9"/>
        </table:table-row>
        <table:table-row table:style-name="ro2">
          <table:table-cell office:value-type="string">
            <text:p>TQC-10482</text:p>
          </table:table-cell>
          <table:table-cell table:number-columns-repeated="9"/>
        </table:table-row>
        <table:table-row table:style-name="ro2">
          <table:table-cell office:value-type="string">
            <text:p>TQC-10483</text:p>
          </table:table-cell>
          <table:table-cell table:number-columns-repeated="9"/>
        </table:table-row>
        <table:table-row table:style-name="ro2">
          <table:table-cell office:value-type="string">
            <text:p>TQC-10484</text:p>
          </table:table-cell>
          <table:table-cell table:number-columns-repeated="9"/>
        </table:table-row>
        <table:table-row table:style-name="ro2">
          <table:table-cell office:value-type="string">
            <text:p>TQC-10485</text:p>
          </table:table-cell>
          <table:table-cell table:number-columns-repeated="9"/>
        </table:table-row>
        <table:table-row table:style-name="ro2">
          <table:table-cell office:value-type="string">
            <text:p>TQC-10486</text:p>
          </table:table-cell>
          <table:table-cell table:number-columns-repeated="9"/>
        </table:table-row>
        <table:table-row table:style-name="ro2">
          <table:table-cell office:value-type="string">
            <text:p>TQC-10487</text:p>
          </table:table-cell>
          <table:table-cell table:number-columns-repeated="9"/>
        </table:table-row>
        <table:table-row table:style-name="ro2">
          <table:table-cell office:value-type="string">
            <text:p>TQC-10488</text:p>
          </table:table-cell>
          <table:table-cell table:number-columns-repeated="9"/>
        </table:table-row>
        <table:table-row table:style-name="ro2">
          <table:table-cell office:value-type="string">
            <text:p>TQC-10489</text:p>
          </table:table-cell>
          <table:table-cell table:number-columns-repeated="9"/>
        </table:table-row>
        <table:table-row table:style-name="ro2">
          <table:table-cell office:value-type="string">
            <text:p>TQC-10490</text:p>
          </table:table-cell>
          <table:table-cell table:number-columns-repeated="9"/>
        </table:table-row>
        <table:table-row table:style-name="ro2">
          <table:table-cell office:value-type="string">
            <text:p>TQC-10491</text:p>
          </table:table-cell>
          <table:table-cell table:number-columns-repeated="9"/>
        </table:table-row>
        <table:table-row table:style-name="ro2">
          <table:table-cell office:value-type="string">
            <text:p>TQC-10492</text:p>
          </table:table-cell>
          <table:table-cell table:number-columns-repeated="9"/>
        </table:table-row>
        <table:table-row table:style-name="ro2">
          <table:table-cell office:value-type="string">
            <text:p>TQC-10493</text:p>
          </table:table-cell>
          <table:table-cell table:number-columns-repeated="9"/>
        </table:table-row>
        <table:table-row table:style-name="ro2">
          <table:table-cell office:value-type="string">
            <text:p>TQC-10494</text:p>
          </table:table-cell>
          <table:table-cell table:number-columns-repeated="9"/>
        </table:table-row>
        <table:table-row table:style-name="ro2">
          <table:table-cell office:value-type="string">
            <text:p>TQC-10495</text:p>
          </table:table-cell>
          <table:table-cell table:number-columns-repeated="9"/>
        </table:table-row>
        <table:table-row table:style-name="ro2">
          <table:table-cell office:value-type="string">
            <text:p>TQC-10496</text:p>
          </table:table-cell>
          <table:table-cell table:number-columns-repeated="9"/>
        </table:table-row>
        <table:table-row table:style-name="ro2">
          <table:table-cell office:value-type="string">
            <text:p>TQC-10497</text:p>
          </table:table-cell>
          <table:table-cell table:number-columns-repeated="9"/>
        </table:table-row>
        <table:table-row table:style-name="ro2">
          <table:table-cell office:value-type="string">
            <text:p>TQC-10498</text:p>
          </table:table-cell>
          <table:table-cell table:number-columns-repeated="9"/>
        </table:table-row>
        <table:table-row table:style-name="ro2">
          <table:table-cell office:value-type="string">
            <text:p>TQC-10499</text:p>
          </table:table-cell>
          <table:table-cell table:number-columns-repeated="9"/>
        </table:table-row>
        <table:table-row table:style-name="ro2">
          <table:table-cell office:value-type="string">
            <text:p>TQC-10500</text:p>
          </table:table-cell>
          <table:table-cell table:number-columns-repeated="9"/>
        </table:table-row>
        <table:table-row table:style-name="ro2">
          <table:table-cell office:value-type="string">
            <text:p>TQC-10501</text:p>
          </table:table-cell>
          <table:table-cell table:number-columns-repeated="9"/>
        </table:table-row>
        <table:table-row table:style-name="ro2">
          <table:table-cell office:value-type="string">
            <text:p>TQC-10502</text:p>
          </table:table-cell>
          <table:table-cell table:number-columns-repeated="9"/>
        </table:table-row>
        <table:table-row table:style-name="ro2">
          <table:table-cell office:value-type="string">
            <text:p>TQC-10503</text:p>
          </table:table-cell>
          <table:table-cell table:number-columns-repeated="9"/>
        </table:table-row>
        <table:table-row table:style-name="ro2">
          <table:table-cell office:value-type="string">
            <text:p>TQC-10504</text:p>
          </table:table-cell>
          <table:table-cell table:number-columns-repeated="9"/>
        </table:table-row>
        <table:table-row table:style-name="ro2">
          <table:table-cell office:value-type="string">
            <text:p>TQC-10505</text:p>
          </table:table-cell>
          <table:table-cell table:number-columns-repeated="9"/>
        </table:table-row>
        <table:table-row table:style-name="ro2">
          <table:table-cell office:value-type="string">
            <text:p>TQC-10506</text:p>
          </table:table-cell>
          <table:table-cell table:number-columns-repeated="9"/>
        </table:table-row>
        <table:table-row table:style-name="ro2">
          <table:table-cell office:value-type="string">
            <text:p>TQC-10507</text:p>
          </table:table-cell>
          <table:table-cell table:number-columns-repeated="9"/>
        </table:table-row>
        <table:table-row table:style-name="ro2">
          <table:table-cell office:value-type="string">
            <text:p>TQC-10508</text:p>
          </table:table-cell>
          <table:table-cell table:number-columns-repeated="9"/>
        </table:table-row>
        <table:table-row table:style-name="ro2">
          <table:table-cell office:value-type="string">
            <text:p>TQC-10509</text:p>
          </table:table-cell>
          <table:table-cell table:number-columns-repeated="9"/>
        </table:table-row>
        <table:table-row table:style-name="ro2">
          <table:table-cell office:value-type="string">
            <text:p>TQC-10510</text:p>
          </table:table-cell>
          <table:table-cell table:number-columns-repeated="9"/>
        </table:table-row>
        <table:table-row table:style-name="ro2">
          <table:table-cell office:value-type="string">
            <text:p>TQC-10511</text:p>
          </table:table-cell>
          <table:table-cell table:number-columns-repeated="9"/>
        </table:table-row>
        <table:table-row table:style-name="ro2">
          <table:table-cell office:value-type="string">
            <text:p>TQC-10512</text:p>
          </table:table-cell>
          <table:table-cell table:number-columns-repeated="9"/>
        </table:table-row>
        <table:table-row table:style-name="ro2">
          <table:table-cell office:value-type="string">
            <text:p>TQC-10513</text:p>
          </table:table-cell>
          <table:table-cell table:number-columns-repeated="9"/>
        </table:table-row>
        <table:table-row table:style-name="ro2">
          <table:table-cell office:value-type="string">
            <text:p>TQC-10514</text:p>
          </table:table-cell>
          <table:table-cell table:number-columns-repeated="9"/>
        </table:table-row>
        <table:table-row table:style-name="ro2">
          <table:table-cell office:value-type="string">
            <text:p>TQC-10515</text:p>
          </table:table-cell>
          <table:table-cell table:number-columns-repeated="9"/>
        </table:table-row>
        <table:table-row table:style-name="ro2">
          <table:table-cell office:value-type="string">
            <text:p>TQC-10516</text:p>
          </table:table-cell>
          <table:table-cell table:number-columns-repeated="9"/>
        </table:table-row>
        <table:table-row table:style-name="ro2">
          <table:table-cell office:value-type="string">
            <text:p>TQC-10517</text:p>
          </table:table-cell>
          <table:table-cell table:number-columns-repeated="9"/>
        </table:table-row>
        <table:table-row table:style-name="ro2">
          <table:table-cell office:value-type="string">
            <text:p>TQC-10518</text:p>
          </table:table-cell>
          <table:table-cell table:number-columns-repeated="9"/>
        </table:table-row>
        <table:table-row table:style-name="ro2">
          <table:table-cell office:value-type="string">
            <text:p>TQC-10519</text:p>
          </table:table-cell>
          <table:table-cell table:number-columns-repeated="9"/>
        </table:table-row>
        <table:table-row table:style-name="ro2">
          <table:table-cell office:value-type="string">
            <text:p>TQC-10520</text:p>
          </table:table-cell>
          <table:table-cell table:number-columns-repeated="9"/>
        </table:table-row>
        <table:table-row table:style-name="ro2">
          <table:table-cell office:value-type="string">
            <text:p>TQC-10521</text:p>
          </table:table-cell>
          <table:table-cell table:number-columns-repeated="9"/>
        </table:table-row>
        <table:table-row table:style-name="ro2">
          <table:table-cell office:value-type="string">
            <text:p>TQC-10522</text:p>
          </table:table-cell>
          <table:table-cell table:number-columns-repeated="9"/>
        </table:table-row>
        <table:table-row table:style-name="ro2">
          <table:table-cell office:value-type="string">
            <text:p>TQC-10523</text:p>
          </table:table-cell>
          <table:table-cell table:number-columns-repeated="9"/>
        </table:table-row>
        <table:table-row table:style-name="ro2">
          <table:table-cell office:value-type="string">
            <text:p>TQC-10524</text:p>
          </table:table-cell>
          <table:table-cell table:number-columns-repeated="9"/>
        </table:table-row>
        <table:table-row table:style-name="ro2">
          <table:table-cell office:value-type="string">
            <text:p>TQC-10525</text:p>
          </table:table-cell>
          <table:table-cell table:number-columns-repeated="9"/>
        </table:table-row>
        <table:table-row table:style-name="ro2">
          <table:table-cell office:value-type="string">
            <text:p>TQC-10526</text:p>
          </table:table-cell>
          <table:table-cell table:number-columns-repeated="9"/>
        </table:table-row>
        <table:table-row table:style-name="ro2">
          <table:table-cell office:value-type="string">
            <text:p>TQC-10527</text:p>
          </table:table-cell>
          <table:table-cell table:number-columns-repeated="9"/>
        </table:table-row>
        <table:table-row table:style-name="ro2">
          <table:table-cell office:value-type="string">
            <text:p>TQC-10528</text:p>
          </table:table-cell>
          <table:table-cell table:number-columns-repeated="9"/>
        </table:table-row>
        <table:table-row table:style-name="ro2">
          <table:table-cell office:value-type="string">
            <text:p>TQC-10529</text:p>
          </table:table-cell>
          <table:table-cell table:number-columns-repeated="9"/>
        </table:table-row>
        <table:table-row table:style-name="ro2">
          <table:table-cell office:value-type="string">
            <text:p>TQC-10530</text:p>
          </table:table-cell>
          <table:table-cell table:number-columns-repeated="9"/>
        </table:table-row>
        <table:table-row table:style-name="ro2">
          <table:table-cell office:value-type="string">
            <text:p>TQC-10531</text:p>
          </table:table-cell>
          <table:table-cell table:number-columns-repeated="9"/>
        </table:table-row>
        <table:table-row table:style-name="ro2">
          <table:table-cell office:value-type="string">
            <text:p>TQC-10532</text:p>
          </table:table-cell>
          <table:table-cell table:number-columns-repeated="9"/>
        </table:table-row>
        <table:table-row table:style-name="ro2">
          <table:table-cell office:value-type="string">
            <text:p>TQC-10533</text:p>
          </table:table-cell>
          <table:table-cell table:number-columns-repeated="9"/>
        </table:table-row>
        <table:table-row table:style-name="ro2">
          <table:table-cell office:value-type="string">
            <text:p>TQC-10534</text:p>
          </table:table-cell>
          <table:table-cell table:number-columns-repeated="9"/>
        </table:table-row>
        <table:table-row table:style-name="ro2">
          <table:table-cell office:value-type="string">
            <text:p>TQC-10535</text:p>
          </table:table-cell>
          <table:table-cell table:number-columns-repeated="9"/>
        </table:table-row>
        <table:table-row table:style-name="ro2">
          <table:table-cell office:value-type="string">
            <text:p>TQC-10536</text:p>
          </table:table-cell>
          <table:table-cell table:number-columns-repeated="9"/>
        </table:table-row>
        <table:table-row table:style-name="ro2">
          <table:table-cell office:value-type="string">
            <text:p>TQC-10537</text:p>
          </table:table-cell>
          <table:table-cell table:number-columns-repeated="9"/>
        </table:table-row>
        <table:table-row table:style-name="ro2">
          <table:table-cell office:value-type="string">
            <text:p>TQC-10538</text:p>
          </table:table-cell>
          <table:table-cell table:number-columns-repeated="9"/>
        </table:table-row>
        <table:table-row table:style-name="ro2">
          <table:table-cell office:value-type="string">
            <text:p>TQC-10539</text:p>
          </table:table-cell>
          <table:table-cell table:number-columns-repeated="9"/>
        </table:table-row>
        <table:table-row table:style-name="ro2">
          <table:table-cell office:value-type="string">
            <text:p>TQC-10540</text:p>
          </table:table-cell>
          <table:table-cell table:number-columns-repeated="9"/>
        </table:table-row>
        <table:table-row table:style-name="ro2">
          <table:table-cell office:value-type="string">
            <text:p>TQC-10541</text:p>
          </table:table-cell>
          <table:table-cell table:number-columns-repeated="9"/>
        </table:table-row>
        <table:table-row table:style-name="ro2">
          <table:table-cell office:value-type="string">
            <text:p>TQC-10542</text:p>
          </table:table-cell>
          <table:table-cell table:number-columns-repeated="9"/>
        </table:table-row>
        <table:table-row table:style-name="ro2">
          <table:table-cell office:value-type="string">
            <text:p>TQC-10543</text:p>
          </table:table-cell>
          <table:table-cell table:number-columns-repeated="9"/>
        </table:table-row>
        <table:table-row table:style-name="ro2">
          <table:table-cell office:value-type="string">
            <text:p>TQC-10544</text:p>
          </table:table-cell>
          <table:table-cell table:number-columns-repeated="9"/>
        </table:table-row>
        <table:table-row table:style-name="ro2">
          <table:table-cell office:value-type="string">
            <text:p>TQC-10545</text:p>
          </table:table-cell>
          <table:table-cell table:number-columns-repeated="9"/>
        </table:table-row>
        <table:table-row table:style-name="ro2">
          <table:table-cell office:value-type="string">
            <text:p>TQC-10546</text:p>
          </table:table-cell>
          <table:table-cell table:number-columns-repeated="9"/>
        </table:table-row>
        <table:table-row table:style-name="ro2">
          <table:table-cell office:value-type="string">
            <text:p>TQC-10547</text:p>
          </table:table-cell>
          <table:table-cell table:number-columns-repeated="9"/>
        </table:table-row>
        <table:table-row table:style-name="ro2">
          <table:table-cell office:value-type="string">
            <text:p>TQC-10548</text:p>
          </table:table-cell>
          <table:table-cell table:number-columns-repeated="9"/>
        </table:table-row>
        <table:table-row table:style-name="ro2">
          <table:table-cell office:value-type="string">
            <text:p>TQC-10549</text:p>
          </table:table-cell>
          <table:table-cell table:number-columns-repeated="9"/>
        </table:table-row>
        <table:table-row table:style-name="ro2">
          <table:table-cell office:value-type="string">
            <text:p>TQC-10550</text:p>
          </table:table-cell>
          <table:table-cell table:number-columns-repeated="9"/>
        </table:table-row>
        <table:table-row table:style-name="ro2">
          <table:table-cell office:value-type="string">
            <text:p>TQC-10551</text:p>
          </table:table-cell>
          <table:table-cell table:number-columns-repeated="9"/>
        </table:table-row>
        <table:table-row table:style-name="ro2">
          <table:table-cell office:value-type="string">
            <text:p>TQC-105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06/13/2020</text:date>, <text:time>23:4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Werner </meta:initial-creator>
    <meta:creation-date>2020-06-13T18:42:50.92</meta:creation-date>
    <dc:date>2020-06-13T23:48:36.28</dc:date>
    <dc:creator>Horst Werner </dc:creator>
    <meta:editing-duration>PT1H25M29S</meta:editing-duration>
    <meta:editing-cycles>4</meta:editing-cycles>
    <meta:generator>OpenOffice/4.1.2$Win32 OpenOffice.org_project/412m3$Build-9782</meta:generator>
    <meta:document-statistic meta:table-count="3" meta:cell-count="809" meta:object-count="0"/>
  </office:meta>
</office:document-meta>
</file>